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OpenSymbol" svg:font-family="Open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33" loext:opacity="100%" style:font-name="Times New Roman" fo:font-size="16pt" fo:font-weight="bold" officeooo:rsid="001be7e9" officeooo:paragraph-rsid="001be7e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Helvetica Neue" fo:font-size="12pt" officeooo:rsid="001be7e9" officeooo:paragraph-rsid="001be7e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Helvetica Neue" fo:font-size="12pt" officeooo:rsid="002559ef" officeooo:paragraph-rsid="002559e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e99da"/>
    </style:style>
    <style:style style:name="P5" style:family="paragraph" style:parent-style-name="Horizontal_20_Line">
      <style:text-properties style:font-name="Times New Roman" officeooo:paragraph-rsid="002559ef"/>
    </style:style>
    <style:style style:name="P6" style:family="paragraph" style:parent-style-name="Standard">
      <style:paragraph-properties fo:text-align="start" style:justify-single-word="false"/>
      <style:text-properties fo:color="#333333" loext:opacity="100%" style:font-name="Times New Roman" fo:font-size="12pt" officeooo:rsid="00439c61" officeooo:paragraph-rsid="00439c6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Times New Roman" fo:font-size="12pt" fo:font-weight="bold" officeooo:rsid="00439c61" officeooo:paragraph-rsid="00439c61" style:font-size-asian="10.5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25in" style:auto-text-indent="false" style:page-number="auto" fo:background-color="transparent"/>
      <style:text-properties fo:color="#333333" loext:opacity="100%" style:font-name="Times New Roman" fo:font-size="12pt" officeooo:rsid="003d82e0" officeooo:paragraph-rsid="004816fa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4816fa" officeooo:paragraph-rsid="004816fa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4816fa" officeooo:paragraph-rsid="004816fa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816fa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25in" style:auto-text-indent="false" style:page-number="auto" fo:background-color="transparent"/>
      <style:text-properties fo:color="#333333" loext:opacity="100%" style:font-name="Times New Roman" fo:font-size="12pt" officeooo:rsid="003d82e0" officeooo:paragraph-rsid="003f01df" style:font-size-asian="10.5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6d500"/>
    </style:style>
    <style:style style:name="P14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fo:color="#333333" loext:opacity="100%" style:font-name="Times New Roman" fo:font-size="12pt" officeooo:rsid="003d82e0" officeooo:paragraph-rsid="003f01df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color="#333333" loext:opacity="100%" style:font-name="Times New Roman" fo:font-size="12pt" fo:font-weight="normal" officeooo:rsid="003d82e0" officeooo:paragraph-rsid="003d82e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33333" loext:opacity="100%" style:font-name="Times New Roman" fo:font-size="12pt" fo:font-weight="normal" officeooo:rsid="003d82e0" officeooo:paragraph-rsid="003d82e0" style:font-size-asian="10.5pt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fo:color="#333333" loext:opacity="100%" style:font-name="Times New Roman" fo:font-size="12pt" officeooo:rsid="003a55ea" officeooo:paragraph-rsid="003a55ea" style:font-size-asian="10.5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fo:color="#333333" loext:opacity="100%" style:font-name="Times New Roman" fo:font-size="12pt" fo:font-weight="normal" officeooo:rsid="003b76d5" officeooo:paragraph-rsid="003b76d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33333" loext:opacity="100%" style:font-name="Times New Roman" fo:font-size="12pt" fo:font-weight="bold" officeooo:rsid="003a55ea" officeooo:paragraph-rsid="003a55ea" style:font-size-asian="10.5pt" style:font-weight-asian="bold" style:font-size-complex="12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fo:color="#333333" loext:opacity="100%" style:font-name="Times New Roman" fo:font-size="12pt" officeooo:rsid="001be7e9" officeooo:paragraph-rsid="002559ef" style:font-size-asian="10.5pt" style:font-size-complex="12pt"/>
    </style:style>
    <style:style style:name="P21" style:family="paragraph" style:parent-style-name="Standard" style:list-style-name="L3">
      <style:paragraph-properties fo:text-align="justify" style:justify-single-word="false"/>
      <style:text-properties officeooo:paragraph-rsid="0027545c"/>
    </style:style>
    <style:style style:name="P22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2pt" officeooo:rsid="0027545c" officeooo:paragraph-rsid="0027545c" style:font-size-asian="10.5pt" style:font-size-complex="12pt"/>
    </style:style>
    <style:style style:name="P23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2pt" fo:font-weight="normal" officeooo:rsid="0027c691" officeooo:paragraph-rsid="0027c691" style:font-size-asian="10.5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fo:color="#333333" loext:opacity="100%" style:font-name="Times New Roman" fo:font-size="12pt" officeooo:rsid="001be7e9" officeooo:paragraph-rsid="002559ef" style:font-size-asian="10.5pt" style:font-size-complex="12pt"/>
    </style:style>
    <style:style style:name="P25" style:family="paragraph" style:parent-style-name="Standard" style:list-style-name="L4">
      <style:paragraph-properties fo:text-align="justify" style:justify-single-word="false"/>
      <style:text-properties officeooo:paragraph-rsid="002b261c"/>
    </style:style>
    <style:style style:name="P26" style:family="paragraph" style:parent-style-name="Standard" style:list-style-name="L4">
      <style:paragraph-properties fo:text-align="justify" style:justify-single-word="false"/>
      <style:text-properties fo:color="#333333" loext:opacity="100%" style:font-name="Times New Roman" fo:font-size="12pt" fo:font-weight="normal" officeooo:rsid="002b261c" officeooo:paragraph-rsid="002b261c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color="#333333" loext:opacity="100%" style:font-name="Times New Roman" fo:font-size="12pt" fo:font-weight="normal" officeooo:rsid="002b3f3b" officeooo:paragraph-rsid="002b3f3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333333" loext:opacity="100%" style:font-name="Times New Roman" fo:font-size="12pt" fo:font-weight="bold" officeooo:rsid="001be7e9" officeooo:paragraph-rsid="002559ef" style:font-size-asian="10.5pt" style:font-weight-asian="bold" style:font-size-complex="12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fo:color="#333333" loext:opacity="100%" style:font-name="Times New Roman" fo:font-size="12pt" fo:font-weight="normal" officeooo:rsid="001be7e9" officeooo:paragraph-rsid="0027545c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color="#333333" loext:opacity="100%" style:font-name="Times New Roman" fo:font-size="12pt" fo:letter-spacing="normal" fo:font-weight="normal" officeooo:rsid="002c44c3" officeooo:paragraph-rsid="0031024e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P31" style:family="paragraph" style:parent-style-name="Standard" style:list-style-name="L5">
      <style:paragraph-properties fo:text-align="start" style:justify-single-word="false"/>
      <style:text-properties fo:color="#333333" loext:opacity="100%" style:font-name="Times New Roman" fo:font-size="12pt" fo:font-weight="normal" officeooo:rsid="002c44c3" officeooo:paragraph-rsid="0031024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333333" loext:opacity="100%" style:font-name="Times New Roman" fo:font-size="12pt" fo:letter-spacing="normal" fo:font-weight="normal" officeooo:rsid="001be7e9" officeooo:paragraph-rsid="0027545c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P33" style:family="paragraph" style:parent-style-name="Standard">
      <style:paragraph-properties fo:margin-left="0in" fo:margin-right="0.1598in" fo:text-align="start" style:justify-single-word="false" fo:text-indent="0in" style:auto-text-indent="false"/>
      <style:text-properties fo:color="#333333" loext:opacity="100%" style:font-name="Times New Roman" fo:font-weight="normal" officeooo:paragraph-rsid="0027545c" style:font-weight-asian="normal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Times New Roman" officeooo:paragraph-rsid="0027545c"/>
    </style:style>
    <style:style style:name="P35" style:family="paragraph" style:parent-style-name="Standard">
      <style:paragraph-properties fo:margin-left="0in" fo:margin-right="0.1598in" fo:text-align="start" style:justify-single-word="false" fo:text-indent="0in" style:auto-text-indent="false"/>
      <style:text-properties style:font-name="Times New Roman" officeooo:paragraph-rsid="00310ee4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Times New Roman" officeooo:paragraph-rsid="00310ee4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be7e9" officeooo:paragraph-rsid="00310ee4" style:font-size-asian="10.5pt" style:font-weight-asian="normal" style:font-size-complex="12pt" style:font-weight-complex="normal"/>
    </style:style>
    <style:style style:name="P38" style:family="paragraph" style:parent-style-name="Standard" style:list-style-name="L8">
      <style:paragraph-properties fo:text-align="start" style:justify-single-word="false"/>
      <style:text-properties officeooo:paragraph-rsid="00310ee4"/>
    </style:style>
    <style:style style:name="P39" style:family="paragraph" style:parent-style-name="Standard">
      <style:paragraph-properties fo:text-align="start" style:justify-single-word="false"/>
      <style:text-properties fo:color="#333333" loext:opacity="100%" style:font-name="Times New Roman" fo:font-size="14pt" fo:letter-spacing="normal" fo:font-weight="normal" officeooo:rsid="001be7e9" officeooo:paragraph-rsid="001c7ba6" style:font-name-asian="Times New Roman2" style:font-size-asian="14pt" style:font-weight-asian="normal" style:font-name-complex="Times New Roman2" style:font-size-complex="14pt" style:font-weight-complex="normal" style:text-scale="100%"/>
    </style:style>
    <style:style style:name="P40" style:family="paragraph" style:parent-style-name="Standard">
      <style:paragraph-properties fo:text-align="start" style:justify-single-word="false"/>
      <style:text-properties fo:color="#333333" loext:opacity="100%" style:font-name="Times New Roman" fo:font-size="12pt" fo:font-weight="bold" officeooo:rsid="001be7e9" officeooo:paragraph-rsid="001be7e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be7e9" officeooo:paragraph-rsid="003b1dc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333333" loext:opacity="100%" style:font-name="Times New Roman" fo:font-size="12pt" fo:font-weight="bold" officeooo:rsid="001be7e9" officeooo:paragraph-rsid="0027545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333333" loext:opacity="100%" style:font-name="Times New Roman" fo:font-size="12pt" fo:font-weight="bold" officeooo:rsid="001be7e9" officeooo:paragraph-rsid="001c7ba6" style:font-size-asian="10.5pt" style:font-weight-asian="bold" style:font-size-complex="12pt" style:font-weight-complex="bold"/>
    </style:style>
    <style:style style:name="T1" style:family="text">
      <style:text-properties fo:color="#333333" loext:opacity="100%" style:font-name="Times New Roman" fo:font-weight="normal" officeooo:rsid="00385ff1" style:font-weight-asian="normal" style:font-weight-complex="normal"/>
    </style:style>
    <style:style style:name="T2" style:family="text">
      <style:text-properties fo:color="#333333" loext:opacity="100%" style:font-name="Times New Roman"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46d50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fo:font-weight="normal" officeooo:rsid="003f01df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f01df"/>
    </style:style>
    <style:style style:name="T10" style:family="text">
      <style:text-properties fo:font-weight="normal" officeooo:rsid="004816fa" style:font-weight-asian="normal" style:font-weight-complex="normal"/>
    </style:style>
    <style:style style:name="T11" style:family="text">
      <style:text-properties fo:font-weight="normal" officeooo:rsid="0046d500" style:font-weight-asian="normal" style:font-weight-complex="normal"/>
    </style:style>
    <style:style style:name="T12" style:family="text">
      <style:text-properties fo:font-weight="bold" officeooo:rsid="004816fa" style:font-weight-asian="bold" style:font-weight-complex="bold"/>
    </style:style>
    <style:style style:name="T13" style:family="text">
      <style:text-properties fo:font-weight="normal" officeooo:rsid="003fc5eb" style:font-weight-asian="normal" style:font-weight-complex="normal"/>
    </style:style>
    <style:style style:name="T14" style:family="text">
      <style:text-properties fo:font-weight="bold" officeooo:rsid="003f01df" style:font-weight-asian="bold" style:font-weight-complex="bold"/>
    </style:style>
    <style:style style:name="T15" style:family="text">
      <style:text-properties fo:color="#333333" loext:opacity="100%" style:font-name="Times New Roman" fo:font-size="12pt" fo:font-weight="normal" officeooo:rsid="003f01df" style:font-size-asian="10.5pt" style:font-weight-asian="normal" style:font-size-complex="12pt" style:font-weight-complex="normal"/>
    </style:style>
    <style:style style:name="T16" style:family="text">
      <style:text-properties fo:color="#333333" loext:opacity="100%" style:font-name="Times New Roman" fo:font-size="12pt" fo:font-weight="normal" officeooo:rsid="0046d500" style:font-size-asian="10.5pt" style:font-weight-asian="normal" style:font-size-complex="12pt" style:font-weight-complex="normal"/>
    </style:style>
    <style:style style:name="T17" style:family="text">
      <style:text-properties fo:color="#333333" loext:opacity="100%" style:font-name="Times New Roman" fo:font-size="12pt" fo:font-weight="normal" officeooo:rsid="003fc5eb" style:font-size-asian="10.5pt" style:font-weight-asian="normal" style:font-size-complex="12pt" style:font-weight-complex="normal"/>
    </style:style>
    <style:style style:name="T18" style:family="text">
      <style:text-properties fo:color="#333333" loext:opacity="100%" style:font-name="Times New Roman" fo:font-size="12pt" fo:font-weight="normal" officeooo:rsid="0041769a" style:font-size-asian="10.5pt" style:font-weight-asian="normal" style:font-size-complex="12pt" style:font-weight-complex="normal"/>
    </style:style>
    <style:style style:name="T19" style:family="text">
      <style:text-properties fo:color="#333333" loext:opacity="100%" style:font-name="Times New Roman" fo:font-size="12pt" fo:font-weight="normal" officeooo:rsid="003d82e0" style:font-size-asian="10.5pt" style:font-weight-asian="normal" style:font-size-complex="12pt" style:font-weight-complex="normal"/>
    </style:style>
    <style:style style:name="T20" style:family="text">
      <style:text-properties fo:font-weight="normal" officeooo:rsid="002536ae" style:font-weight-asian="normal" style:font-weight-complex="normal"/>
    </style:style>
    <style:style style:name="T21" style:family="text">
      <style:text-properties officeooo:rsid="003fc5eb"/>
    </style:style>
    <style:style style:name="T22" style:family="text">
      <style:text-properties fo:font-weight="normal" officeooo:rsid="003d82e0" style:font-weight-asian="normal" style:font-weight-complex="normal"/>
    </style:style>
    <style:style style:name="T23" style:family="text">
      <style:text-properties fo:font-weight="normal" officeooo:rsid="003a55ea" style:font-weight-asian="normal" style:font-weight-complex="normal"/>
    </style:style>
    <style:style style:name="T24" style:family="text">
      <style:text-properties fo:font-weight="bold" officeooo:rsid="002536ae" style:font-weight-asian="bold" style:font-weight-complex="bold"/>
    </style:style>
    <style:style style:name="T25" style:family="text">
      <style:text-properties fo:font-weight="bold" officeooo:rsid="002559ef" style:font-weight-asian="bold" style:font-weight-complex="bold"/>
    </style:style>
    <style:style style:name="T26" style:family="text">
      <style:text-properties fo:color="#333333" loext:opacity="100%" style:font-name="Times New Roman" fo:font-size="12pt" fo:font-weight="normal" officeooo:rsid="002536ae" style:font-size-asian="10.5pt" style:font-weight-asian="normal" style:font-size-complex="12pt" style:font-weight-complex="normal"/>
    </style:style>
    <style:style style:name="T27" style:family="text">
      <style:text-properties fo:color="#333333" loext:opacity="100%" style:font-name="Times New Roman" fo:font-size="12pt" fo:font-weight="normal" officeooo:rsid="0027545c" style:font-size-asian="10.5pt" style:font-weight-asian="normal" style:font-size-complex="12pt" style:font-weight-complex="normal"/>
    </style:style>
    <style:style style:name="T28" style:family="text">
      <style:text-properties fo:font-weight="normal" officeooo:rsid="00295a59" style:font-weight-asian="normal" style:font-weight-complex="normal"/>
    </style:style>
    <style:style style:name="T29" style:family="text">
      <style:text-properties fo:font-weight="normal" officeooo:rsid="003b1dce" style:font-weight-asian="normal" style:font-weight-complex="normal"/>
    </style:style>
    <style:style style:name="T30" style:family="text">
      <style:text-properties officeooo:rsid="00419cc2"/>
    </style:style>
    <style:style style:name="T31" style:family="text">
      <style:text-properties fo:font-weight="bold" officeooo:rsid="001e99da" style:font-weight-asian="bold" style:font-weight-complex="bold"/>
    </style:style>
    <style:style style:name="T32" style:family="text">
      <style:text-properties fo:color="#333333" loext:opacity="100%" style:font-name="Times New Roman" fo:font-size="12pt" fo:font-weight="normal" officeooo:rsid="002b261c" style:font-size-asian="10.5pt" style:font-weight-asian="normal" style:font-size-complex="12pt" style:font-weight-complex="normal"/>
    </style:style>
    <style:style style:name="T33" style:family="text">
      <style:text-properties fo:color="#333333" loext:opacity="100%" style:font-name="Times New Roman" fo:font-size="12pt" fo:font-weight="normal" officeooo:rsid="002b3f3b" style:font-size-asian="10.5pt" style:font-weight-asian="normal" style:font-size-complex="12pt" style:font-weight-complex="normal"/>
    </style:style>
    <style:style style:name="T34" style:family="text">
      <style:text-properties officeooo:rsid="002b3f3b"/>
    </style:style>
    <style:style style:name="T35" style:family="text">
      <style:text-properties officeooo:rsid="0031024e"/>
    </style:style>
    <style:style style:name="T36" style:family="text">
      <style:text-properties fo:letter-spacing="0.0008in" fo:font-weight="bold" style:font-name-asian="Times New Roman2" style:font-size-asian="12pt" style:font-weight-asian="bold" style:font-name-complex="Times New Roman2" style:font-weight-complex="bold" style:text-scale="100%"/>
    </style:style>
    <style:style style:name="T37" style:family="text">
      <style:text-properties fo:letter-spacing="normal" fo:font-weight="bold" style:font-name-asian="Times New Roman2" style:font-size-asian="12pt" style:font-weight-asian="bold" style:font-name-complex="Times New Roman2" style:font-weight-complex="bold" style:text-scale="100%"/>
    </style:style>
    <style:style style:name="T38" style:family="text">
      <style:text-properties fo:letter-spacing="-0.0008in" fo:font-weight="bold" style:font-name-asian="Times New Roman2" style:font-size-asian="12pt" style:font-weight-asian="bold" style:font-name-complex="Times New Roman2" style:font-weight-complex="bold" style:text-scale="100%"/>
    </style:style>
    <style:style style:name="T39" style:family="text">
      <style:text-properties fo:letter-spacing="0.0016in" fo:font-weight="bold" style:font-name-asian="Times New Roman2" style:font-size-asian="12pt" style:font-weight-asian="bold" style:font-name-complex="Times New Roman2" style:font-weight-complex="bold" style:text-scale="100%"/>
    </style:style>
    <style:style style:name="T40" style:family="text">
      <style:text-properties fo:letter-spacing="-0.002in" fo:font-weight="bold" style:font-name-asian="Times New Roman2" style:font-size-asian="12pt" style:font-weight-asian="bold" style:font-name-complex="Times New Roman2" style:font-weight-complex="bold" style:text-scale="100%"/>
    </style:style>
    <style:style style:name="T41" style:family="text">
      <style:text-properties fo:letter-spacing="0.002in" fo:font-weight="bold" style:font-name-asian="Times New Roman2" style:font-size-asian="12pt" style:font-weight-asian="bold" style:font-name-complex="Times New Roman2" style:font-weight-complex="bold" style:text-scale="100%"/>
    </style:style>
    <style:style style:name="T42" style:family="text">
      <style:text-properties fo:letter-spacing="normal" style:font-name-asian="Times New Roman2" style:font-size-asian="12pt" style:font-name-complex="Times New Roman2" style:text-scale="100%"/>
    </style:style>
    <style:style style:name="T43" style:family="text">
      <style:text-properties fo:letter-spacing="normal" officeooo:rsid="0031024e" style:font-name-asian="Times New Roman2" style:font-size-asian="12pt" style:font-name-complex="Times New Roman2" style:text-scale="100%"/>
    </style:style>
    <style:style style:name="T44" style:family="text">
      <style:text-properties fo:font-size="12pt" fo:letter-spacing="-0.0008in" officeooo:rsid="001be7e9" style:font-name-asian="Times New Roman2" style:font-size-asian="12pt" style:font-name-complex="Times New Roman2" style:font-size-complex="12pt" style:text-scale="100%"/>
    </style:style>
    <style:style style:name="T45" style:family="text">
      <style:text-properties fo:font-size="12pt" fo:letter-spacing="-0.0008in" fo:font-weight="bold" officeooo:rsid="001be7e9" style:font-name-asian="Times New Roman2" style:font-size-asian="12pt" style:font-weight-asian="bold" style:font-name-complex="Times New Roman2" style:font-size-complex="12pt" style:font-weight-complex="bold" style:text-scale="100%"/>
    </style:style>
    <style:style style:name="T46" style:family="text">
      <style:text-properties fo:font-size="12pt" fo:letter-spacing="0.0008in" fo:font-weight="bold" style:font-name-asian="Times New Roman2" style:font-size-asian="12pt" style:font-weight-asian="bold" style:font-name-complex="Times New Roman2" style:font-size-complex="12pt" style:font-weight-complex="bold" style:text-scale="100%"/>
    </style:style>
    <style:style style:name="T47" style:family="text">
      <style:text-properties fo:font-size="12pt" fo:letter-spacing="-0.0008in" fo:font-weight="bold" style:font-name-asian="Times New Roman2" style:font-size-asian="12pt" style:font-weight-asian="bold" style:font-name-complex="Times New Roman2" style:font-size-complex="12pt" style:font-weight-complex="bold" style:text-scale="100%"/>
    </style:style>
    <style:style style:name="T48" style:family="text">
      <style:text-properties fo:font-size="12pt" fo:letter-spacing="normal" fo:font-weight="bold" style:font-name-asian="Times New Roman2" style:font-size-asian="12pt" style:font-weight-asian="bold" style:font-name-complex="Times New Roman2" style:font-size-complex="12pt" style:font-weight-complex="bold" style:text-scale="100%"/>
    </style:style>
    <style:style style:name="T49" style:family="text">
      <style:text-properties fo:font-size="12pt" fo:letter-spacing="0.0016in" fo:font-weight="bold" style:font-name-asian="Times New Roman2" style:font-size-asian="12pt" style:font-weight-asian="bold" style:font-name-complex="Times New Roman2" style:font-size-complex="12pt" style:font-weight-complex="bold" style:text-scale="100%"/>
    </style:style>
    <style:style style:name="T50" style:family="text">
      <style:text-properties fo:font-size="12pt" fo:letter-spacing="normal" fo:font-weight="bold" officeooo:rsid="0027545c" style:font-name-asian="Times New Roman2" style:font-size-asian="12pt" style:font-weight-asian="bold" style:font-name-complex="Times New Roman2" style:font-size-complex="12pt" style:font-weight-complex="bold" style:text-scale="100%"/>
    </style:style>
    <style:style style:name="T51" style:family="text">
      <style:text-properties fo:font-size="12pt" fo:letter-spacing="normal" style:font-name-asian="Times New Roman2" style:font-size-asian="12pt" style:font-name-complex="Times New Roman2" style:font-size-complex="12pt" style:text-scale="100%"/>
    </style:style>
    <style:style style:name="T52" style:family="text">
      <style:text-properties fo:color="#333333" loext:opacity="100%" fo:font-size="12pt" fo:letter-spacing="normal" fo:font-weight="normal" officeooo:rsid="002df9df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53" style:family="text">
      <style:text-properties fo:color="#333333" loext:opacity="100%" fo:font-size="12pt" fo:letter-spacing="normal" fo:font-weight="normal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54" style:family="text">
      <style:text-properties fo:color="#333333" loext:opacity="100%" fo:font-size="12pt" fo:letter-spacing="-0.0008in" fo:font-weight="normal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55" style:family="text">
      <style:text-properties fo:color="#333333" loext:opacity="100%" fo:font-size="12pt" fo:letter-spacing="0.0016in" fo:font-weight="normal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56" style:family="text">
      <style:text-properties fo:color="#333333" loext:opacity="100%" fo:font-size="12pt" fo:letter-spacing="0.002in" fo:font-weight="normal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57" style:family="text">
      <style:text-properties fo:color="#333333" loext:opacity="100%" fo:font-size="12pt" fo:letter-spacing="normal" fo:font-weight="normal" officeooo:rsid="001be7e9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58" style:family="text">
      <style:text-properties fo:color="#333333" loext:opacity="100%" fo:font-size="12pt" fo:letter-spacing="0.0008in" fo:font-weight="normal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59" style:family="text">
      <style:text-properties fo:color="#333333" loext:opacity="100%" fo:font-size="12pt" fo:letter-spacing="normal" fo:font-weight="bold" officeooo:rsid="001be7e9" style:font-name-asian="Times New Roman2" style:font-size-asian="12pt" style:font-weight-asian="bold" style:font-name-complex="Times New Roman2" style:font-size-complex="12pt" style:font-weight-complex="bold" style:text-scale="100%"/>
    </style:style>
    <style:style style:name="T60" style:family="text">
      <style:text-properties fo:color="#333333" loext:opacity="100%" fo:font-size="12pt" fo:letter-spacing="0.0008in" fo:font-weight="bold" style:font-name-asian="Times New Roman2" style:font-size-asian="12pt" style:font-weight-asian="bold" style:font-name-complex="Times New Roman2" style:font-size-complex="12pt" style:font-weight-complex="bold" style:text-scale="100%"/>
    </style:style>
    <style:style style:name="T61" style:family="text">
      <style:text-properties fo:color="#333333" loext:opacity="100%" fo:font-size="12pt" fo:letter-spacing="-0.0008in" fo:font-weight="bold" style:font-name-asian="Times New Roman2" style:font-size-asian="12pt" style:font-weight-asian="bold" style:font-name-complex="Times New Roman2" style:font-size-complex="12pt" style:font-weight-complex="bold" style:text-scale="100%"/>
    </style:style>
    <style:style style:name="T62" style:family="text">
      <style:text-properties fo:color="#333333" loext:opacity="100%" fo:font-size="12pt" fo:letter-spacing="normal" fo:font-weight="bold" style:font-name-asian="Times New Roman2" style:font-size-asian="12pt" style:font-weight-asian="bold" style:font-name-complex="Times New Roman2" style:font-size-complex="12pt" style:font-weight-complex="bold" style:text-scale="100%"/>
    </style:style>
    <style:style style:name="T63" style:family="text">
      <style:text-properties fo:color="#333333" loext:opacity="100%" fo:font-size="12pt" fo:letter-spacing="0.0016in" fo:font-weight="bold" style:font-name-asian="Times New Roman2" style:font-size-asian="12pt" style:font-weight-asian="bold" style:font-name-complex="Times New Roman2" style:font-size-complex="12pt" style:font-weight-complex="bold" style:text-scale="100%"/>
    </style:style>
    <style:style style:name="T64" style:family="text">
      <style:text-properties fo:color="#333333" loext:opacity="100%" fo:font-size="12pt" fo:letter-spacing="normal" fo:font-weight="bold" officeooo:rsid="0027545c" style:font-name-asian="Times New Roman2" style:font-size-asian="12pt" style:font-weight-asian="bold" style:font-name-complex="Times New Roman2" style:font-size-complex="12pt" style:font-weight-complex="bold" style:text-scale="100%"/>
    </style:style>
    <style:style style:name="T65" style:family="text">
      <style:text-properties fo:color="#333333" loext:opacity="100%" fo:font-size="12pt" fo:letter-spacing="0.0016in" fo:font-weight="normal" officeooo:rsid="003b1dce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66" style:family="text">
      <style:text-properties fo:color="#333333" loext:opacity="100%" fo:font-size="12pt" fo:letter-spacing="0.0016in" fo:font-weight="normal" officeooo:rsid="001be7e9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67" style:family="text">
      <style:text-properties fo:color="#333333" loext:opacity="100%" fo:font-size="12pt" fo:letter-spacing="-0.0016in" fo:font-weight="normal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68" style:family="text">
      <style:text-properties fo:color="#333333" loext:opacity="100%" fo:font-size="12pt" fo:letter-spacing="normal" fo:font-weight="normal" officeooo:rsid="003b1dce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69" style:family="text">
      <style:text-properties fo:color="#333333" loext:opacity="100%" fo:font-size="12pt" fo:letter-spacing="-0.002in" fo:font-weight="normal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70" style:family="text">
      <style:text-properties fo:color="#333333" loext:opacity="100%" fo:letter-spacing="normal" style:font-name-asian="Times New Roman2" style:font-size-asian="12pt" style:font-name-complex="Times New Roman2" style:text-scale="100%"/>
    </style:style>
    <style:style style:name="T71" style:family="text">
      <style:text-properties fo:color="#333333" loext:opacity="100%" fo:letter-spacing="-0.0008in" style:font-name-asian="Times New Roman2" style:font-size-asian="12pt" style:font-name-complex="Times New Roman2" style:text-scale="100%"/>
    </style:style>
    <style:style style:name="T72" style:family="text">
      <style:text-properties fo:color="#333333" loext:opacity="100%" fo:letter-spacing="normal" fo:font-weight="bold" style:font-name-asian="Times New Roman2" style:font-size-asian="12pt" style:font-weight-asian="bold" style:font-name-complex="Times New Roman2" style:font-weight-complex="bold" style:text-scale="100%"/>
    </style:style>
    <style:style style:name="T73" style:family="text">
      <style:text-properties fo:color="#333333" loext:opacity="100%" fo:letter-spacing="-0.0008in" fo:font-weight="bold" style:font-name-asian="Times New Roman2" style:font-size-asian="12pt" style:font-weight-asian="bold" style:font-name-complex="Times New Roman2" style:font-weight-complex="bold" style:text-scale="100%"/>
    </style:style>
    <style:style style:name="T74" style:family="text">
      <style:text-properties fo:color="#333333" loext:opacity="100%" fo:letter-spacing="0.0016in" fo:font-weight="bold" style:font-name-asian="Times New Roman2" style:font-size-asian="12pt" style:font-weight-asian="bold" style:font-name-complex="Times New Roman2" style:font-weight-complex="bold" style:text-scale="100%"/>
    </style:style>
    <style:style style:name="T75" style:family="text">
      <style:text-properties fo:color="#333333" loext:opacity="100%" fo:letter-spacing="-0.002in" fo:font-weight="bold" style:font-name-asian="Times New Roman2" style:font-size-asian="12pt" style:font-weight-asian="bold" style:font-name-complex="Times New Roman2" style:font-weight-complex="bold" style:text-scale="100%"/>
    </style:style>
    <style:style style:name="T76" style:family="text">
      <style:text-properties fo:color="#333333" loext:opacity="100%" fo:letter-spacing="0.002in" fo:font-weight="bold" style:font-name-asian="Times New Roman2" style:font-size-asian="12pt" style:font-weight-asian="bold" style:font-name-complex="Times New Roman2" style:font-weight-complex="bold" style:text-scale="100%"/>
    </style:style>
    <style:style style:name="T77" style:family="text">
      <style:text-properties fo:color="#333333" loext:opacity="100%" fo:letter-spacing="-0.002in" style:text-underline-style="none" fo:font-weight="bold" style:font-name-asian="Times New Roman2" style:font-size-asian="12pt" style:font-weight-asian="bold" style:font-name-complex="Times New Roman2" style:font-weight-complex="bold" style:text-scale="100%"/>
    </style:style>
    <style:style style:name="T78" style:family="text">
      <style:text-properties fo:color="#333333" loext:opacity="100%" fo:letter-spacing="normal" style:text-underline-style="none" fo:font-weight="bold" style:font-name-asian="Times New Roman2" style:font-size-asian="12pt" style:font-weight-asian="bold" style:font-name-complex="Times New Roman2" style:font-weight-complex="bold" style:text-scale="100%"/>
    </style:style>
    <style:style style:name="T79" style:family="text">
      <style:text-properties fo:color="#333333" loext:opacity="100%" fo:letter-spacing="-0.0008in" style:text-underline-style="none" fo:font-weight="bold" style:font-name-asian="Times New Roman2" style:font-size-asian="12pt" style:font-weight-asian="bold" style:font-name-complex="Times New Roman2" style:font-weight-complex="bold" style:text-scale="100%"/>
    </style:style>
    <style:style style:name="T80" style:family="text">
      <style:text-properties fo:color="#333333" loext:opacity="100%" fo:letter-spacing="-0.0008in" style:text-underline-style="none" fo:font-weight="bold" officeooo:rsid="0027545c" style:font-name-asian="Times New Roman2" style:font-size-asian="12pt" style:font-weight-asian="bold" style:font-name-complex="Times New Roman2" style:font-weight-complex="bold" style:text-scale="100%"/>
    </style:style>
    <style:style style:name="T81" style:family="text">
      <style:text-properties fo:color="#333333" loext:opacity="100%" fo:letter-spacing="normal" style:text-underline-style="none" fo:font-weight="bold" officeooo:rsid="0027545c" style:font-name-asian="Times New Roman2" style:font-size-asian="12pt" style:font-weight-asian="bold" style:font-name-complex="Times New Roman2" style:font-weight-complex="bold" style:text-scale="100%"/>
    </style:style>
    <style:style style:name="T82" style:family="text">
      <style:text-properties fo:color="#333333" loext:opacity="100%" style:font-name="Times New Roman" fo:font-size="12pt" fo:letter-spacing="normal" style:text-underline-style="solid" style:text-underline-width="auto" style:text-underline-color="#000000" fo:font-weight="normal" officeooo:rsid="001be7e9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83" style:family="text">
      <style:text-properties fo:color="#333333" loext:opacity="100%" style:font-name="Times New Roman" fo:font-size="12pt" fo:letter-spacing="-0.0008in" style:text-underline-style="solid" style:text-underline-width="auto" style:text-underline-color="#000000" fo:font-weight="normal" officeooo:rsid="001be7e9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84" style:family="text">
      <style:text-properties fo:color="#333333" loext:opacity="100%" style:font-name="Times New Roman" fo:font-size="12pt" fo:letter-spacing="-0.0008in" fo:font-weight="normal" officeooo:rsid="001be7e9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85" style:family="text">
      <style:text-properties fo:color="#333333" loext:opacity="100%" style:font-name="Times New Roman" fo:font-size="12pt" fo:letter-spacing="normal" fo:font-weight="normal" officeooo:rsid="001be7e9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86" style:family="text">
      <style:text-properties fo:color="#333333" loext:opacity="100%" style:font-name="Times New Roman" fo:font-size="12pt" fo:letter-spacing="-0.002in" fo:font-weight="normal" officeooo:rsid="001be7e9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87" style:family="text">
      <style:text-properties fo:color="#333333" loext:opacity="100%" style:font-name="Times New Roman" fo:font-size="12pt" fo:letter-spacing="0.0016in" fo:font-weight="normal" officeooo:rsid="001be7e9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88" style:family="text">
      <style:text-properties fo:color="#333333" loext:opacity="100%" style:font-name="Times New Roman" fo:font-size="12pt" fo:letter-spacing="-0.0008in" fo:font-weight="normal" officeooo:rsid="002df9df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89" style:family="text">
      <style:text-properties fo:color="#333333" loext:opacity="100%" style:font-name="Times New Roman" fo:font-size="12pt" fo:letter-spacing="-0.0008in" fo:font-weight="normal" officeooo:rsid="003b1dce" style:font-name-asian="Times New Roman2" style:font-size-asian="12pt" style:font-weight-asian="normal" style:font-name-complex="Times New Roman2" style:font-size-complex="12pt" style:font-weight-complex="normal" style:text-scale="100%"/>
    </style:style>
    <style:style style:name="T90" style:family="text">
      <style:text-properties fo:letter-spacing="normal" style:font-name-asian="Times New Roman2" style:font-name-complex="Times New Roman2" style:text-scale="100%"/>
    </style:style>
    <style:style style:name="T91" style:family="text">
      <style:text-properties fo:letter-spacing="normal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92" style:family="text">
      <style:text-properties fo:letter-spacing="-0.002in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93" style:family="text">
      <style:text-properties fo:letter-spacing="-0.0008in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94" style:family="text">
      <style:text-properties fo:letter-spacing="0.0016in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95" style:family="text">
      <style:text-properties fo:letter-spacing="0.0008in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96" style:family="text">
      <style:text-properties fo:letter-spacing="0.002in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97" style:family="text">
      <style:text-properties fo:letter-spacing="-0.0035in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98" style:family="text">
      <style:text-properties fo:letter-spacing="-0.0016in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99" style:family="text">
      <style:text-properties fo:letter-spacing="normal" fo:font-weight="normal" officeooo:rsid="002df9df" style:font-name-asian="Times New Roman2" style:font-size-asian="12pt" style:font-weight-asian="normal" style:font-name-complex="Times New Roman2" style:font-weight-complex="normal" style:text-scale="100%"/>
    </style:style>
    <style:style style:name="T100" style:family="text">
      <style:text-properties style:text-position="-4% 100%" fo:letter-spacing="-0.0008in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101" style:family="text">
      <style:text-properties style:text-position="-4% 100%" fo:letter-spacing="normal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102" style:family="text">
      <style:text-properties style:text-position="-4% 100%" fo:letter-spacing="-0.002in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103" style:family="text">
      <style:text-properties style:text-position="-4% 100%" fo:letter-spacing="0.0016in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104" style:family="text">
      <style:text-properties style:text-position="-4% 100%" fo:letter-spacing="0.0008in" fo:font-weight="normal" style:font-name-asian="Times New Roman2" style:font-size-asian="12pt" style:font-weight-asian="normal" style:font-name-complex="Times New Roman2" style:font-weight-complex="normal" style:text-scale="100%"/>
    </style:style>
    <style:style style:name="T105" style:family="text">
      <style:text-properties fo:color="#333333" loext:opacity="100%" style:text-position="-4% 100%" fo:letter-spacing="normal" fo:font-weight="bold" officeooo:rsid="001c7ba6" style:font-name-asian="Times New Roman2" style:font-size-asian="12pt" style:font-weight-asian="bold" style:font-name-complex="Times New Roman2" style:font-weight-complex="bold" style:text-scale="100%"/>
    </style:style>
    <style:style style:name="T106" style:family="text">
      <style:text-properties fo:color="#333333" loext:opacity="100%" style:text-position="-4% 100%" fo:letter-spacing="normal" fo:font-weight="bold" officeooo:rsid="002df9df" style:font-name-asian="Times New Roman2" style:font-size-asian="12pt" style:font-weight-asian="bold" style:font-name-complex="Times New Roman2" style:font-weight-complex="bold" style:text-scale="100%"/>
    </style:style>
    <style:style style:name="T107" style:family="text">
      <style:text-properties fo:color="#333333" loext:opacity="100%" style:text-position="-4% 100%" fo:letter-spacing="normal" officeooo:rsid="001c7ba6" style:font-name-asian="Times New Roman2" style:font-size-asian="12pt" style:font-name-complex="Times New Roman2" style:text-scale="100%"/>
    </style:style>
    <style:style style:name="T108" style:family="text">
      <style:text-properties fo:color="#333333" loext:opacity="100%" style:text-position="-4% 100%" fo:letter-spacing="normal" fo:font-weight="bold" officeooo:rsid="00227ce9" style:font-name-asian="Times New Roman2" style:font-size-asian="12pt" style:font-weight-asian="bold" style:font-name-complex="Times New Roman2" style:font-weight-complex="bold" style:text-scale="100%"/>
    </style:style>
    <style:style style:name="T109" style:family="text">
      <style:text-properties fo:color="#333333" loext:opacity="100%" style:text-position="-4% 100%" fo:letter-spacing="normal" officeooo:rsid="00227ce9" style:font-name-asian="Times New Roman2" style:font-size-asian="12pt" style:font-name-complex="Times New Roman2" style:text-scale="100%"/>
    </style:style>
    <style:style style:name="T110" style:family="text">
      <style:text-properties fo:color="#333333" loext:opacity="100%" style:text-position="-4% 100%" fo:letter-spacing="normal" officeooo:rsid="003b1dce" style:font-name-asian="Times New Roman2" style:font-size-asian="12pt" style:font-name-complex="Times New Roman2" style:text-scale="100%"/>
    </style:style>
    <style:style style:name="T111" style:family="text">
      <style:text-properties fo:color="#333333" loext:opacity="100%" style:text-position="-4% 100%" fo:letter-spacing="normal" officeooo:rsid="001d01e3" style:font-name-asian="Times New Roman2" style:font-size-asian="12pt" style:font-name-complex="Times New Roman2" style:text-scale="100%"/>
    </style:style>
    <style:style style:name="T112" style:family="text">
      <style:text-properties fo:color="#333333" loext:opacity="100%" style:text-position="-4% 100%" fo:letter-spacing="normal" officeooo:rsid="0035c6c5" style:font-name-asian="Times New Roman2" style:font-size-asian="12pt" style:font-name-complex="Times New Roman2" style:text-scale="100%"/>
    </style:style>
    <style:style style:name="T113" style:family="text">
      <style:text-properties fo:color="#333333" loext:opacity="100%" style:text-position="-4% 100%" fo:letter-spacing="normal" fo:font-weight="bold" officeooo:rsid="001d01e3" style:font-name-asian="Times New Roman2" style:font-size-asian="12pt" style:font-weight-asian="bold" style:font-name-complex="Times New Roman2" style:font-weight-complex="bold" style:text-scale="100%"/>
    </style:style>
    <style:style style:name="T114" style:family="text">
      <style:text-properties fo:color="#333333" loext:opacity="100%" style:text-position="-4% 100%" fo:letter-spacing="normal" officeooo:rsid="001e99da" style:font-name-asian="Times New Roman2" style:font-size-asian="12pt" style:font-name-complex="Times New Roman2" style:text-scale="100%"/>
    </style:style>
    <style:style style:name="T115" style:family="text">
      <style:text-properties style:text-position="-4% 100%" fo:letter-spacing="normal" officeooo:rsid="001c7ba6" style:font-name-asian="Times New Roman2" style:font-size-asian="12pt" style:font-name-complex="Times New Roman2" style:text-scale="100%"/>
    </style:style>
    <style:style style:name="T116" style:family="text">
      <style:text-properties style:text-position="-4% 100%" fo:letter-spacing="normal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17" style:family="text">
      <style:text-properties style:text-position="-4% 100%" fo:letter-spacing="-0.0016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18" style:family="text">
      <style:text-properties style:text-position="-4% 100%" fo:letter-spacing="-0.0008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19" style:family="text">
      <style:text-properties style:text-position="-4% 100%" fo:letter-spacing="0.0035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20" style:family="text">
      <style:text-properties style:text-position="-4% 100%" fo:letter-spacing="-0.0035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21" style:family="text">
      <style:text-properties style:text-position="-4% 100%" fo:letter-spacing="0.002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22" style:family="text">
      <style:text-properties style:text-position="-4% 100%" fo:letter-spacing="-0.002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23" style:family="text">
      <style:text-properties style:text-position="-4% 100%" fo:letter-spacing="0.0008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24" style:family="text">
      <style:text-properties style:text-position="-4% 100%" fo:letter-spacing="0.0016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25" style:family="text">
      <style:text-properties style:text-position="-4% 100%" fo:letter-spacing="normal" fo:font-weight="normal" officeooo:rsid="0032f34d" style:font-name-asian="Times New Roman2" style:font-size-asian="12pt" style:font-weight-asian="normal" style:font-name-complex="Times New Roman2" style:font-weight-complex="normal" style:text-scale="100%"/>
    </style:style>
    <style:style style:name="T126" style:family="text">
      <style:text-properties fo:letter-spacing="normal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27" style:family="text">
      <style:text-properties fo:letter-spacing="-0.0008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28" style:family="text">
      <style:text-properties fo:letter-spacing="0.002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29" style:family="text">
      <style:text-properties fo:letter-spacing="0.0016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30" style:family="text">
      <style:text-properties fo:letter-spacing="-0.002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31" style:family="text">
      <style:text-properties fo:letter-spacing="0.0028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32" style:family="text">
      <style:text-properties fo:letter-spacing="0.0008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33" style:family="text">
      <style:text-properties fo:letter-spacing="-0.0016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34" style:family="text">
      <style:text-properties fo:letter-spacing="0.0035in" fo:font-weight="normal" officeooo:rsid="001c7ba6" style:font-name-asian="Times New Roman2" style:font-size-asian="12pt" style:font-weight-asian="normal" style:font-name-complex="Times New Roman2" style:font-weight-complex="normal" style:text-scale="100%"/>
    </style:style>
    <style:style style:name="T135" style:family="text">
      <style:text-properties fo:letter-spacing="normal" fo:font-weight="normal" officeooo:rsid="0033411e" style:font-name-asian="Times New Roman2" style:font-size-asian="12pt" style:font-weight-asian="normal" style:font-name-complex="Times New Roman2" style:font-weight-complex="normal" style:text-scale="100%"/>
    </style:style>
    <style:style style:name="T136" style:family="text">
      <style:text-properties fo:letter-spacing="normal" officeooo:rsid="001c7ba6" style:font-name-asian="Times New Roman2" style:font-size-asian="12pt" style:font-name-complex="Times New Roman2" style:text-scale="100%"/>
    </style:style>
    <style:style style:name="T137" style:family="text">
      <style:text-properties fo:letter-spacing="normal" officeooo:rsid="001ffcfb" style:font-name-asian="Times New Roman2" style:font-size-asian="12pt" style:font-name-complex="Times New Roman2" style:text-scale="100%"/>
    </style:style>
    <style:style style:name="T138" style:family="text">
      <style:text-properties fo:letter-spacing="normal" fo:font-weight="normal" officeooo:rsid="001ffcfb" style:font-name-asian="Times New Roman2" style:font-size-asian="12pt" style:font-weight-asian="normal" style:font-name-complex="Times New Roman2" style:font-weight-complex="normal" style:text-scale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dan Skorić </text:p>
      <text:p text:style-name="P2"><text:span text:style-name="T1">Zagreb, Croatia</text:span><text:span text:style-name="T2"><text:line-break/></text:span><text:a xlink:type="simple" xlink:href="mailto:radan.skoric@gmail.com" text:style-name="Internet_20_link" text:visited-style-name="Visited_20_Internet_20_Link"><text:span text:style-name="T3">radan.skoric@gmail.com</text:span></text:a></text:p>
      <text:p text:style-name="P3"><text:a xlink:type="simple" xlink:href="https://radanskoric.com/" text:style-name="Internet_20_link" text:visited-style-name="Visited_20_Internet_20_Link"><text:span text:style-name="T4">https://radanskoric.com/</text:span></text:a></text:p>
      <text:p text:style-name="P4"><text:a xlink:type="simple" xlink:href="https://github.com/radanskoric" text:style-name="Internet_20_link" text:visited-style-name="Visited_20_Internet_20_Link"><text:span text:style-name="T3">https://github.com/radanskoric</text:span></text:a></text:p>
      <text:p text:style-name="P4"><text:a xlink:type="simple" xlink:href="https://hr.linkedin.com/in/radanskoric" text:style-name="Internet_20_link" text:visited-style-name="Visited_20_Internet_20_Link"><text:span text:style-name="T3">https://hr.linkedin.com/in/radanskoric</text:span></text:a></text:p>
      <text:p text:style-name="P5"><text:span text:style-name="T5"><text:line-break/></text:span><text:span text:style-name="T6">Work Experience</text:span></text:p>
      <text:p text:style-name="P6"><text:span text:style-name="T7">N</text:span><text:span text:style-name="T5">ovember 2011 – now<text:tab/></text:span><text:span text:style-name="T8">Freelancer developer<text:tab/></text:span></text:p>
      <text:p text:style-name="P7"><text:span text:style-name="T9">P</text:span>rojects:</text:p>
      <text:p text:style-name="P8"><text:span text:style-name="T10">January </text:span><text:span text:style-name="T5">20</text:span><text:span text:style-name="T10">24</text:span><text:span text:style-name="T5"> – </text:span><text:span text:style-name="T10">now<text:tab/></text:span><text:span text:style-name="T11"><text:tab/> <text:s text:c="5"/></text:span><text:span text:style-name="T12">Personal project: Master Hotwire book</text:span></text:p>
      <text:list text:style-name="L1">
        <text:list-item>
          <text:p text:style-name="P9"><text:span text:style-name="T5">Writing and self publishing a book about Hotwire: </text:span><text:a xlink:type="simple" xlink:href="https://masterhotwire.com/" text:style-name="Internet_20_link" text:visited-style-name="Visited_20_Internet_20_Link"><text:span text:style-name="T5">“Master Hotwire”</text:span></text:a><text:span text:style-name="T5">.</text:span></text:p>
        </text:list-item>
        <text:list-item>
          <text:p text:style-name="P10">Doing all aspects: research, writing, organising beta reading, integrating payment, marketing.</text:p>
        </text:list-item>
      </text:list>
      <text:p text:style-name="P8"><text:span text:style-name="T10">February </text:span><text:span text:style-name="T5">20</text:span><text:span text:style-name="T10">24</text:span><text:span text:style-name="T5"> – </text:span><text:span text:style-name="T10">now<text:tab/></text:span><text:span text:style-name="T11"><text:tab/> <text:s text:c="5"/></text:span><text:span text:style-name="T12">Lead developer at Halalbooking</text:span></text:p>
      <text:list text:continue-numbering="true" text:style-name="L1">
        <text:list-item>
          <text:p text:style-name="P11"><text:span text:style-name="T10">Leading migration of legacy frontend</text:span><text:span text:style-name="T13"> </text:span><text:span text:style-name="T10">to a streamlined Hotwire powered setup.</text:span></text:p>
        </text:list-item>
        <text:list-item>
          <text:p text:style-name="P10">Tackling tech debt and improving long term maintenability for more effective development. Primarily through migration to Hotwire but also by simplifying the backend code as necesary.</text:p>
        </text:list-item>
        <text:list-item>
          <text:p text:style-name="P10">Technical migration of corporate blog from an external solution to an embeded blog powered by headless CMS.</text:p>
        </text:list-item>
      </text:list>
      <text:p text:style-name="P12"><text:span text:style-name="T7">October </text:span><text:span text:style-name="T5">201</text:span><text:span text:style-name="T7">9</text:span><text:span text:style-name="T5"> – </text:span><text:span text:style-name="T11">July 2023<text:tab/> <text:s text:c="5"/></text:span><text:span text:style-name="T14">Technical team lead a</text:span><text:span text:style-name="T8">t Silverfin</text:span></text:p>
      <text:list text:continue-numbering="true" text:style-name="L1">
        <text:list-item>
          <text:p text:style-name="P13"><text:span text:style-name="T15">Leading development of a vertical slice of Silverfin functionality: </text:span><text:span text:style-name="T16">p</text:span><text:span text:style-name="T17">rimarily automatic reports</text:span><text:span text:style-name="T15">, </text:span><text:span text:style-name="T16">the oldest functionality in the app.</text:span></text:p>
        </text:list-item>
        <text:list-item>
          <text:p text:style-name="P13"><text:span text:style-name="T17">Owning the technical aspect of that are</text:span><text:span text:style-name="T18">a</text:span><text:span text:style-name="T17">, leading a small team of developers and making sure they are </text:span><text:span text:style-name="T18">productive</text:span><text:span text:style-name="T17"> and engaged in the work.</text:span></text:p>
        </text:list-item>
        <text:list-item>
          <text:p text:style-name="P13"><text:span text:style-name="T16">Balancing development of new features with refactoring and refactorisation of old.</text:span><text:span text:style-name="T19"><text:line-break/></text:span></text:p>
        </text:list-item>
      </text:list>
      <text:p text:style-name="P14"><text:span text:style-name="T20">S</text:span><text:span text:style-name="T5">eptember 2018 – </text:span><text:span text:style-name="T7">October 2019<text:tab/></text:span><text:span text:style-name="T8">Senior Software Engineer at Silverfin</text:span></text:p>
      <text:list text:continue-numbering="true" text:style-name="L1">
        <text:list-item>
          <text:p text:style-name="P15">Ruby On Rails and Postgresql development, <text:span text:style-name="T21">primarily in the accounting data ingestion and processing part of the product.</text:span></text:p>
        </text:list-item>
      </text:list>
      <text:p text:style-name="P16"/>
      <text:p text:style-name="P17"><text:span text:style-name="T20">J</text:span><text:span text:style-name="T5">anuary 2018 – </text:span><text:span text:style-name="T22">September 2018<text:tab/></text:span><text:span text:style-name="T8">Technical team lead at Hippo Technologies </text:span></text:p>
      <text:list text:style-name="L2">
        <text:list-item>
          <text:p text:style-name="P18">Coaching current team leads within the company.</text:p>
        </text:list-item>
        <text:list-item>
          <text:p text:style-name="P18">Optimizing processes and efficiency of the whole engineering department.</text:p>
        </text:list-item>
        <text:list-item>
          <text:p text:style-name="P18">Spending 50% of the time implementing features <text:span text:style-name="T21">through the whole stack</text:span>. </text:p>
        </text:list-item>
      </text:list>
      <text:p text:style-name="P19"/>
      <text:p text:style-name="P20"><text:span text:style-name="T20">April 2015 – </text:span><text:span text:style-name="T23">December 2017</text:span><text:span text:style-name="T24"><text:tab/> <text:tab/></text:span><text:span text:style-name="T25">Technical team lead at </text:span><text:span text:style-name="T24">Toptal LLC</text:span><text:span text:style-name="T20"> </text:span></text:p>
      <text:list text:style-name="L3">
        <text:list-item>
          <text:p text:style-name="P21"><text:span text:style-name="T26">T</text:span><text:span text:style-name="T27">echnical and product lead for a team of 7 crossfunctional developers.</text:span></text:p>
        </text:list-item>
        <text:list-item>
          <text:p text:style-name="P22"><text:span text:style-name="T28">Managed </text:span><text:span text:style-name="T29">the full lifecycle of</text:span><text:span text:style-name="T5"> replac</text:span><text:span text:style-name="T29">ing an </text:span><text:span text:style-name="T5">external meeting scheduling tool with a more powerful internal solution </text:span><text:span text:style-name="T29">by filling a dual role of technical team lead and product manager</text:span><text:span text:style-name="T5">. </text:span><text:span text:style-name="T29">I g</text:span><text:span text:style-name="T5">athered requirements, created </text:span><text:span text:style-name="T29">a </text:span><text:span text:style-name="T5">product roadmap and oversaw entire tehnical implementation, contributing many critical </text:span><text:span text:style-name="T28">low level </text:span><text:span text:style-name="T5">pieces of code myself. </text:span></text:p>
        </text:list-item>
        <text:list-item>
          <text:p text:style-name="P23">Worked on building, from scratch, an internal BPM solution, first as an engineer and later as a technical team lead. Implemented proper Kanban practices and worked with the team to resolve internal conflicts and double team velocity within 6 months of taking leadership on the project. Contributed key pieces of engine code. </text:p>
        </text:list-item>
        <text:list-item>
          <text:p text:style-name="P23">Conducted over <text:span text:style-name="T30">2</text:span>00 candidate interviews for positions of: backend developer, team lead and engineering manager.</text:p>
        </text:list-item>
      </text:list>
      <text:p text:style-name="P24"><text:span text:style-name="T8"><text:line-break/></text:span><text:span text:style-name="T5">Sep 2013 – </text:span><text:span text:style-name="T20">April 2015<text:tab/></text:span><text:span text:style-name="T8"> <text:tab/></text:span><text:span text:style-name="T31">Senior </text:span><text:span text:style-name="T8">Software engineer</text:span><text:span text:style-name="T31"> </text:span><text:span text:style-name="T8">at Toptal LLC</text:span></text:p>
      <text:list text:style-name="L4">
        <text:list-item>
          <text:p text:style-name="P25"><text:soft-page-break/><text:span text:style-name="T32">Implemented vertical slices of functionality </text:span><text:span text:style-name="T33">with follow-ups </text:span><text:span text:style-name="T32">based on feedback.</text:span></text:p>
        </text:list-item>
        <text:list-item>
          <text:p text:style-name="P26">Worked <text:span text:style-name="T34">as the only backend developer with a team of frontend developers to ship complete public website redesign including refactoring large parts of the backend.</text:span></text:p>
        </text:list-item>
        <text:list-item>
          <text:p text:style-name="P27">Implemented most of the api backend, parts of single page React based frontend <text:span text:style-name="T35">application</text:span> and the desktop component of TopTracker application.</text:p>
        </text:list-item>
        <text:list-item>
          <text:p text:style-name="P27">Conducted large scale refactorings and improved performance of critical pieces of Toptal’s main product. </text:p>
        </text:list-item>
      </text:list>
      <text:p text:style-name="P28"/>
      <text:p text:style-name="P29">Nov 2011 – Sep 2013<text:span text:style-name="T8"> <text:tab/><text:tab/></text:span><text:span text:style-name="T36">S</text:span><text:span text:style-name="T37">o</text:span><text:span text:style-name="T38">f</text:span><text:span text:style-name="T37">t</text:span><text:span text:style-name="T38">war</text:span><text:span text:style-name="T37">e</text:span><text:span text:style-name="T36"> </text:span><text:span text:style-name="T38">e</text:span><text:span text:style-name="T39">n</text:span><text:span text:style-name="T40">g</text:span><text:span text:style-name="T37">in</text:span><text:span text:style-name="T38">e</text:span><text:span text:style-name="T36">e</text:span><text:span text:style-name="T37">r</text:span><text:span text:style-name="T38"> a</text:span><text:span text:style-name="T37">t</text:span><text:span text:style-name="T41"> </text:span><text:span text:style-name="T40">L</text:span><text:span text:style-name="T36">a</text:span><text:span text:style-name="T37">btiva</text:span><text:span text:style-name="T38"> I</text:span><text:span text:style-name="T37">n</text:span><text:span text:style-name="T38">c</text:span><text:span text:style-name="T37">.</text:span></text:p>
      <text:list text:style-name="L5">
        <text:list-item>
          <text:p text:style-name="P30">Full stack development of the primary product, ReadCube. </text:p>
        </text:list-item>
        <text:list-item>
          <text:p text:style-name="P31"><text:span text:style-name="T42">Taking care of all aspects of introducing feature</text:span><text:span text:style-name="T43">s</text:span><text:span text:style-name="T42">, from requirements to deployment.</text:span></text:p>
        </text:list-item>
      </text:list>
      <text:p text:style-name="P32"/>
      <text:p text:style-name="P33"><text:span text:style-name="T44">Nov 2009 – Nov 2011</text:span><text:span text:style-name="T45"><text:tab/><text:tab/><text:tab/></text:span><text:span text:style-name="T46">P</text:span><text:span text:style-name="T47">r</text:span><text:span text:style-name="T48">og</text:span><text:span text:style-name="T47">ra</text:span><text:span text:style-name="T48">mm</text:span><text:span text:style-name="T47">e</text:span><text:span text:style-name="T48">r</text:span><text:span text:style-name="T49"> </text:span><text:span text:style-name="T47">a</text:span><text:span text:style-name="T48">nd </text:span><text:span text:style-name="T46">P</text:span><text:span text:style-name="T47">r</text:span><text:span text:style-name="T48">oj</text:span><text:span text:style-name="T47">e</text:span><text:span text:style-name="T46">c</text:span><text:span text:style-name="T48">t M</text:span><text:span text:style-name="T47">a</text:span><text:span text:style-name="T48">n</text:span><text:span text:style-name="T47">a</text:span><text:span text:style-name="T48">g</text:span><text:span text:style-name="T47">e</text:span><text:span text:style-name="T48">r</text:span><text:span text:style-name="T49"> </text:span><text:span text:style-name="T47">a</text:span><text:span text:style-name="T48">t </text:span><text:span text:style-name="T50">D</text:span><text:span text:style-name="T47">ra</text:span><text:span text:style-name="T48">p d.o.o.</text:span><text:span text:style-name="T51"> </text:span></text:p>
      <text:list text:style-name="L6">
        <text:list-item>
          <text:p text:style-name="P34"><text:span text:style-name="T52">Fullstack</text:span><text:span text:style-name="T53"> d</text:span><text:span text:style-name="T54">e</text:span><text:span text:style-name="T53">v</text:span><text:span text:style-name="T54">e</text:span><text:span text:style-name="T53">lopm</text:span><text:span text:style-name="T54">e</text:span><text:span text:style-name="T53">nt, p</text:span><text:span text:style-name="T54">r</text:span><text:span text:style-name="T53">odu</text:span><text:span text:style-name="T54">c</text:span><text:span text:style-name="T53">tion</text:span><text:span text:style-name="T55"> </text:span><text:span text:style-name="T53">s</text:span><text:span text:style-name="T54">er</text:span><text:span text:style-name="T53">v</text:span><text:span text:style-name="T54">er</text:span><text:span text:style-name="T53">s </text:span><text:span text:style-name="T56">m</text:span><text:span text:style-name="T54">a</text:span><text:span text:style-name="T53">int</text:span><text:span text:style-name="T57">en</text:span><text:span text:style-name="T54">a</text:span><text:span text:style-name="T53">n</text:span><text:span text:style-name="T54">c</text:span><text:span text:style-name="T53">e </text:span><text:span text:style-name="T54">(A</text:span><text:span text:style-name="T53">m</text:span><text:span text:style-name="T54">a</text:span><text:span text:style-name="T58">z</text:span><text:span text:style-name="T53">on </text:span><text:span text:style-name="T54">A</text:span><text:span text:style-name="T58">W</text:span><text:span text:style-name="T53">S</text:span><text:span text:style-name="T58"> </text:span><text:span text:style-name="T54">a</text:span><text:span text:style-name="T53">nd </text:span><text:span text:style-name="T54">Her</text:span><text:span text:style-name="T55">o</text:span><text:span text:style-name="T53">ku). </text:span><text:span text:style-name="T52">R</text:span><text:span text:style-name="T57">esponsible for technical direction within the company</text:span><text:span text:style-name="T53">. </text:span></text:p>
        </text:list-item>
      </text:list>
      <text:p text:style-name="P35"><text:span text:style-name="T53"><text:line-break/></text:span><text:span text:style-name="T57">2008 – 2009</text:span><text:span text:style-name="T59"> <text:tab/><text:tab/><text:tab/><text:tab/></text:span><text:span text:style-name="T60">P</text:span><text:span text:style-name="T61">r</text:span><text:span text:style-name="T62">og</text:span><text:span text:style-name="T61">ra</text:span><text:span text:style-name="T62">mm</text:span><text:span text:style-name="T61">e</text:span><text:span text:style-name="T62">r</text:span><text:span text:style-name="T63"> </text:span><text:span text:style-name="T61">a</text:span><text:span text:style-name="T62">t </text:span><text:span text:style-name="T64">D</text:span><text:span text:style-name="T61">ra</text:span><text:span text:style-name="T62">p d.</text:span><text:span text:style-name="T63">o</text:span><text:span text:style-name="T62">.o</text:span></text:p>
      <text:list text:style-name="L7">
        <text:list-item>
          <text:p text:style-name="P36"><text:span text:style-name="T65">Implemented</text:span><text:span text:style-name="T66"> </text:span><text:span text:style-name="T67">F</text:span><text:span text:style-name="T54">a</text:span><text:span text:style-name="T58">c</text:span><text:span text:style-name="T54">e</text:span><text:span text:style-name="T53">book </text:span><text:span text:style-name="T54">a</text:span><text:span text:style-name="T53">ppli</text:span><text:span text:style-name="T54">ca</text:span><text:span text:style-name="T53">tions </text:span><text:span text:style-name="T68">with </text:span><text:span text:style-name="T53">Ru</text:span><text:span text:style-name="T69">b</text:span><text:span text:style-name="T53">y</text:span><text:span text:style-name="T69"> </text:span><text:span text:style-name="T53">on R</text:span><text:span text:style-name="T54">a</text:span><text:span text:style-name="T53">ils.<text:line-break/></text:span></text:p>
        </text:list-item>
      </text:list>
      <text:p text:style-name="P37"><text:span text:style-name="T70">2003 – 2005</text:span><text:span text:style-name="T71"> <text:tab/><text:tab/><text:tab/><text:tab/></text:span><text:span text:style-name="T72">Co</text:span><text:span text:style-name="T73">r</text:span><text:span text:style-name="T72">e</text:span><text:span text:style-name="T73"> </text:span><text:span text:style-name="T72">p</text:span><text:span text:style-name="T73">r</text:span><text:span text:style-name="T74">o</text:span><text:span text:style-name="T75">g</text:span><text:span text:style-name="T74">r</text:span><text:span text:style-name="T73">a</text:span><text:span text:style-name="T72">mm</text:span><text:span text:style-name="T73">e</text:span><text:span text:style-name="T72">r</text:span><text:span text:style-name="T73"> </text:span><text:span text:style-name="T72">on </text:span><text:span text:style-name="T74">U</text:span><text:span text:style-name="T73">r</text:span><text:span text:style-name="T72">b</text:span><text:span text:style-name="T73">a</text:span><text:span text:style-name="T72">n </text:span><text:span text:style-name="T76">J</text:span><text:span text:style-name="T72">un</text:span><text:span text:style-name="T77">g</text:span><text:span text:style-name="T78">le</text:span><text:span text:style-name="T79"> </text:span><text:span text:style-name="T80">3D</text:span><text:span text:style-name="T81"> game</text:span></text:p>
      <text:list text:style-name="L8">
        <text:list-item>
          <text:p text:style-name="P38"><text:a xlink:type="simple" xlink:href="http://uj.dir.hr/" text:style-name="Internet_20_link" text:visited-style-name="Visited_20_Internet_20_Link"><text:span text:style-name="T82">http://uj.di</text:span><text:span text:style-name="T83">r</text:span><text:span text:style-name="T82">.h</text:span>r</text:a><text:span text:style-name="T83">: </text:span><text:span text:style-name="T84">awar</text:span><text:span text:style-name="T85">d </text:span><text:span text:style-name="T84">w</text:span><text:span text:style-name="T85">ining</text:span><text:span text:style-name="T86"> </text:span><text:span text:style-name="T87">3</text:span><text:span text:style-name="T85">D</text:span><text:span text:style-name="T84"> e</text:span><text:span text:style-name="T85">du</text:span><text:span text:style-name="T84">ca</text:span><text:span text:style-name="T85">tion</text:span><text:span text:style-name="T84">a</text:span><text:span text:style-name="T85">l so</text:span><text:span text:style-name="T84">f</text:span><text:span text:style-name="T85">t</text:span><text:span text:style-name="T87">w</text:span><text:span text:style-name="T84">are </text:span><text:span text:style-name="T88">built with D</text:span><text:span text:style-name="T89">elphi and DirectX.</text:span><text:span text:style-name="T85"><text:line-break/></text:span></text:p>
        </text:list-item>
      </text:list>
      <text:p text:style-name="P39">Education</text:p>
      <text:p text:style-name="Horizontal_20_Line"/>
      <text:p text:style-name="P40"><text:span text:style-name="T90">2003 – 2009: </text:span><text:span text:style-name="T91">dipl. in</text:span><text:span text:style-name="T92">g</text:span><text:span text:style-name="T91">. of</text:span><text:span text:style-name="T93"> </text:span><text:span text:style-name="T91">M</text:span><text:span text:style-name="T93">a</text:span><text:span text:style-name="T91">t</text:span><text:span text:style-name="T94">h</text:span><text:span text:style-name="T93">e</text:span><text:span text:style-name="T91">m</text:span><text:span text:style-name="T93">a</text:span><text:span text:style-name="T91">ti</text:span><text:span text:style-name="T93">c</text:span><text:span text:style-name="T91">s </text:span><text:span text:style-name="T93">(</text:span><text:span text:style-name="T91">M</text:span><text:span text:style-name="T93">a</text:span><text:span text:style-name="T91">st</text:span><text:span text:style-name="T95">e</text:span><text:span text:style-name="T93">r</text:span><text:span text:style-name="T91">s </text:span><text:span text:style-name="T93">e</text:span><text:span text:style-name="T91">quiv</text:span><text:span text:style-name="T93">a</text:span><text:span text:style-name="T91">l</text:span><text:span text:style-name="T93">e</text:span><text:span text:style-name="T91">nt in C</text:span><text:span text:style-name="T93">r</text:span><text:span text:style-name="T91">o</text:span><text:span text:style-name="T93">a</text:span><text:span text:style-name="T91">ti</text:span><text:span text:style-name="T93">a</text:span><text:span text:style-name="T91">n </text:span><text:span text:style-name="T93">e</text:span><text:span text:style-name="T91">du. </text:span><text:span text:style-name="T96">s</text:span><text:span text:style-name="T97">y</text:span><text:span text:style-name="T91">s</text:span><text:span text:style-name="T96">t</text:span><text:span text:style-name="T93">e</text:span><text:span text:style-name="T91">m) </text:span><text:span text:style-name="T93">U</text:span><text:span text:style-name="T91">niv</text:span><text:span text:style-name="T93">er</text:span><text:span text:style-name="T91">si</text:span><text:span text:style-name="T96">t</text:span><text:span text:style-name="T91">y</text:span><text:span text:style-name="T97"> </text:span><text:span text:style-name="T94">o</text:span><text:span text:style-name="T91">f</text:span><text:span text:style-name="T94"> </text:span><text:span text:style-name="T92">Z</text:span><text:span text:style-name="T95">a</text:span><text:span text:style-name="T92">g</text:span><text:span text:style-name="T94">r</text:span><text:span text:style-name="T93">e</text:span><text:span text:style-name="T91">b, </text:span><text:span text:style-name="T95">Fa</text:span><text:span text:style-name="T93">c</text:span><text:span text:style-name="T91">ul</text:span><text:span text:style-name="T96">t</text:span><text:span text:style-name="T91">y</text:span><text:span text:style-name="T97"> </text:span><text:span text:style-name="T91">of</text:span><text:span text:style-name="T94"> </text:span><text:span text:style-name="T93">Na</text:span><text:span text:style-name="T91">tu</text:span><text:span text:style-name="T93">ra</text:span><text:span text:style-name="T91">l </text:span><text:span text:style-name="T95">S</text:span><text:span text:style-name="T93">c</text:span><text:span text:style-name="T91">i</text:span><text:span text:style-name="T93">e</text:span><text:span text:style-name="T94">n</text:span><text:span text:style-name="T93">ce</text:span><text:span text:style-name="T91">s</text:span><text:span text:style-name="T96"> </text:span><text:span text:style-name="T91">– M</text:span><text:span text:style-name="T93">a</text:span><text:span text:style-name="T91">th</text:span><text:span text:style-name="T93">e</text:span><text:span text:style-name="T91">m</text:span><text:span text:style-name="T93">a</text:span><text:span text:style-name="T91">ti</text:span><text:span text:style-name="T93">ca</text:span><text:span text:style-name="T91">l </text:span><text:span text:style-name="T93">De</text:span><text:span text:style-name="T94">p</text:span><text:span text:style-name="T93">ar</text:span><text:span text:style-name="T91">tm</text:span><text:span text:style-name="T93">e</text:span><text:span text:style-name="T94">n</text:span><text:span text:style-name="T91">t </text:span><text:span text:style-name="T93">(</text:span><text:span text:style-name="T91">M</text:span><text:span text:style-name="T93">a</text:span><text:span text:style-name="T91">th</text:span><text:span text:style-name="T93">e</text:span><text:span text:style-name="T91">m</text:span><text:span text:style-name="T93">a</text:span><text:span text:style-name="T91">ti</text:span><text:span text:style-name="T93">ca</text:span><text:span text:style-name="T91">l E</text:span><text:span text:style-name="T94">n</text:span><text:span text:style-name="T92">g</text:span><text:span text:style-name="T91">in</text:span><text:span text:style-name="T95">e</text:span><text:span text:style-name="T93">e</text:span><text:span text:style-name="T94">r</text:span><text:span text:style-name="T91">ing</text:span><text:span text:style-name="T92"> </text:span><text:span text:style-name="T91">d</text:span><text:span text:style-name="T95">e</text:span><text:span text:style-name="T92">g</text:span><text:span text:style-name="T94">r</text:span><text:span text:style-name="T93">e</text:span><text:span text:style-name="T95">e</text:span><text:span text:style-name="T91">) <text:line-break/></text:span><text:span text:style-name="T42">2001 – 2003:</text:span><text:span text:style-name="T91"> </text:span><text:span text:style-name="T98">F</text:span><text:span text:style-name="T91">o</text:span><text:span text:style-name="T93">re</text:span><text:span text:style-name="T91">st </text:span><text:span text:style-name="T95">S</text:span><text:span text:style-name="T93">c</text:span><text:span text:style-name="T91">hool,</text:span><text:span text:style-name="T94"> </text:span><text:span text:style-name="T92">L</text:span><text:span text:style-name="T91">ondon </text:span><text:span text:style-name="T94">(</text:span><text:span text:style-name="T91">A</text:span><text:span text:style-name="T93"> </text:span><text:span text:style-name="T91">–</text:span><text:span text:style-name="T94"> </text:span><text:span text:style-name="T92">L</text:span><text:span text:style-name="T93">e</text:span><text:span text:style-name="T91">v</text:span><text:span text:style-name="T93">e</text:span><text:span text:style-name="T91">ls: M</text:span><text:span text:style-name="T93">a</text:span><text:span text:style-name="T91">ths, </text:span><text:span text:style-name="T95">P</text:span><text:span text:style-name="T94">h</text:span><text:span text:style-name="T97">y</text:span><text:span text:style-name="T91">s</text:span><text:span text:style-name="T96">i</text:span><text:span text:style-name="T93">c</text:span><text:span text:style-name="T91">s, Ch</text:span><text:span text:style-name="T99">e</text:span><text:span text:style-name="T91">mist</text:span><text:span text:style-name="T94">r</text:span><text:span text:style-name="T97">y</text:span><text:span text:style-name="T91">, </text:span><text:span text:style-name="T92">I</text:span><text:span text:style-name="T94">n</text:span><text:span text:style-name="T93">f</text:span><text:span text:style-name="T91">o</text:span><text:span text:style-name="T93">r</text:span><text:span text:style-name="T91">m</text:span><text:span text:style-name="T93">a</text:span><text:span text:style-name="T91">ti</text:span><text:span text:style-name="T93">c</text:span><text:span text:style-name="T91">s)<text:line-break/></text:span><text:span text:style-name="T42">1999 – 2001: </text:span><text:span text:style-name="T100">H</text:span><text:span text:style-name="T101">i</text:span><text:span text:style-name="T102">g</text:span><text:span text:style-name="T101">h s</text:span><text:span text:style-name="T100">c</text:span><text:span text:style-name="T101">hool of</text:span><text:span text:style-name="T103"> </text:span><text:span text:style-name="T100">A</text:span><text:span text:style-name="T101">nd</text:span><text:span text:style-name="T100">r</text:span><text:span text:style-name="T101">ija</text:span><text:span text:style-name="T104"> </text:span><text:span text:style-name="T101">Moho</text:span><text:span text:style-name="T100">r</text:span><text:span text:style-name="T101">ovi</text:span><text:span text:style-name="T100">č</text:span><text:span text:style-name="T101">i</text:span><text:span text:style-name="T100">ć</text:span><text:span text:style-name="T101">, Rij</text:span><text:span text:style-name="T100">e</text:span><text:span text:style-name="T101">ka<text:line-break/></text:span></text:p>
      <text:p text:style-name="P41"><text:span text:style-name="T105">Technologies with at least </text:span><text:span text:style-name="T106">3</text:span><text:span text:style-name="T105"> years production experience: </text:span><text:span text:style-name="T107">Ruby, Ruby on Rails (extensive experience with the entire ecosystem), PostgreSQL, Javascript, MySQL, Backbone.js, AWS, DirectX, Delphi<text:line-break/><text:line-break/></text:span><text:span text:style-name="T108">Best at: </text:span><text:span text:style-name="T109">Ruby, Ruby on Rails, PostgreSQL, </text:span><text:span text:style-name="T110">Javascript</text:span><text:span text:style-name="T107"><text:line-break/><text:line-break/></text:span><text:span text:style-name="T105">Methodologies used in professional capacity: </text:span><text:span text:style-name="T111">Agile, S</text:span><text:span text:style-name="T112">crum, Kanban</text:span><text:span text:style-name="T111">, Pair programming, TDD, BDD, Prototyping, </text:span><text:span text:style-name="T112">U</text:span><text:span text:style-name="T111">sability testing<text:line-break/><text:line-break/></text:span><text:span text:style-name="T113">Learning (in my spare time): </text:span><text:span text:style-name="T111">Elixir, </text:span><text:span text:style-name="T114">Clojure, </text:span><text:span text:style-name="T111">Machine learning</text:span></text:p>
      <text:p text:style-name="P42"><text:span text:style-name="T101"><text:line-break/></text:span><text:span text:style-name="T115">Academic Achivements<text:line-break/></text:span><text:span text:style-name="T116">2009 - </text:span><text:span text:style-name="T117">F</text:span><text:span text:style-name="T116">inish</text:span><text:span text:style-name="T118">e</text:span><text:span text:style-name="T116">d univ</text:span><text:span text:style-name="T118">er</text:span><text:span text:style-name="T116">si</text:span><text:span text:style-name="T119">t</text:span><text:span text:style-name="T116">y</text:span><text:span text:style-name="T120"> </text:span><text:span text:style-name="T118">w</text:span><text:span text:style-name="T116">i</text:span><text:span text:style-name="T121">t</text:span><text:span text:style-name="T116">h hi</text:span><text:span text:style-name="T122">g</text:span><text:span text:style-name="T116">h</text:span><text:span text:style-name="T118">e</text:span><text:span text:style-name="T116">st ov</text:span><text:span text:style-name="T123">e</text:span><text:span text:style-name="T118">ra</text:span><text:span text:style-name="T116">ll</text:span><text:span text:style-name="T121"> </text:span><text:span text:style-name="T122">g</text:span><text:span text:style-name="T118">ra</text:span><text:span text:style-name="T124">d</text:span><text:span text:style-name="T116">e</text:span><text:span text:style-name="T118"> </text:span><text:span text:style-name="T125">within top 10% in my year.</text:span></text:p>
      <text:p text:style-name="P43"><text:span text:style-name="T126">2002 - C</text:span><text:span text:style-name="T127">a</text:span><text:span text:style-name="T126">me</text:span><text:span text:style-name="T127"> </text:span><text:span text:style-name="T126">6th in the</text:span><text:span text:style-name="T127"> U</text:span><text:span text:style-name="T126">K</text:span><text:span text:style-name="T127"> </text:span><text:span text:style-name="T126">n</text:span><text:span text:style-name="T127">a</text:span><text:span text:style-name="T128">t</text:span><text:span text:style-name="T126">ion</text:span><text:span text:style-name="T127">a</text:span><text:span text:style-name="T126">l p</text:span><text:span text:style-name="T127">r</text:span><text:span text:style-name="T126">og</text:span><text:span text:style-name="T127">ra</text:span><text:span text:style-name="T126">mming </text:span><text:span text:style-name="T127">c</text:span><text:span text:style-name="T126">om</text:span><text:span text:style-name="T129">p</text:span><text:span text:style-name="T127">e</text:span><text:span text:style-name="T126">tition to s</text:span><text:span text:style-name="T127">e</text:span><text:span text:style-name="T126">l</text:span><text:span text:style-name="T127">ec</text:span><text:span text:style-name="T126">t </text:span><text:span text:style-name="T127">U</text:span><text:span text:style-name="T126">K</text:span><text:span text:style-name="T129"> </text:span><text:span text:style-name="T130">I</text:span><text:span text:style-name="T131">O</text:span><text:span text:style-name="T126">I</text:span><text:span text:style-name="T130"> </text:span><text:span text:style-name="T126">t</text:span><text:span text:style-name="T127">ea</text:span><text:span text:style-name="T126">m.<text:line-break/>2001 - </text:span><text:span text:style-name="T132">W</text:span><text:span text:style-name="T126">on </text:span><text:span text:style-name="T133">B</text:span><text:span text:style-name="T127">r</text:span><text:span text:style-name="T126">on</text:span><text:span text:style-name="T132">z</text:span><text:span text:style-name="T126">e</text:span><text:span text:style-name="T127"> </text:span><text:span text:style-name="T126">M</text:span><text:span text:style-name="T127">e</text:span><text:span text:style-name="T126">d</text:span><text:span text:style-name="T127">a</text:span><text:span text:style-name="T126">l </text:span><text:span text:style-name="T127">a</text:span><text:span text:style-name="T126">t </text:span><text:span text:style-name="T128">t</text:span><text:span text:style-name="T126">he</text:span><text:span text:style-name="T127"> </text:span><text:span text:style-name="T126">C</text:span><text:span text:style-name="T127">e</text:span><text:span text:style-name="T126">nt</text:span><text:span text:style-name="T127">ra</text:span><text:span text:style-name="T126">l Eu</text:span><text:span text:style-name="T127">r</text:span><text:span text:style-name="T126">o</text:span><text:span text:style-name="T129">p</text:span><text:span text:style-name="T127">ea</text:span><text:span text:style-name="T126">n </text:span><text:span text:style-name="T127">O</text:span><text:span text:style-name="T134">l</text:span><text:span text:style-name="T130">y</text:span><text:span text:style-name="T126">mpi</text:span><text:span text:style-name="T127">a</text:span><text:span text:style-name="T126">d in </text:span><text:span text:style-name="T130">I</text:span><text:span text:style-name="T129">n</text:span><text:span text:style-name="T127">f</text:span><text:span text:style-name="T126">o</text:span><text:span text:style-name="T127">r</text:span><text:span text:style-name="T126">m</text:span><text:span text:style-name="T127">a</text:span><text:span text:style-name="T126">ti</text:span><text:span text:style-name="T127">c</text:span><text:span text:style-name="T126">s.<text:line-break/>2000 - </text:span><text:span text:style-name="T127">Ac</text:span><text:span text:style-name="T132">c</text:span><text:span text:style-name="T127">e</text:span><text:span text:style-name="T126">pt</text:span><text:span text:style-name="T127">e</text:span><text:span text:style-name="T126">d to M</text:span><text:span text:style-name="T135">ensa</text:span><text:span text:style-name="T126">.</text:span><text:span text:style-name="T91"><text:line-break/><text:line-break/></text:span><text:span text:style-name="T136">Other Interests: </text:span><text:span text:style-name="T126">R</text:span><text:span text:style-name="T127">ea</text:span><text:span text:style-name="T126">l time</text:span><text:span text:style-name="T127"> </text:span><text:span text:style-name="T126">3D</text:span><text:span text:style-name="T127"> c</text:span><text:span text:style-name="T126">omput</text:span><text:span text:style-name="T127">e</text:span><text:span text:style-name="T126">r</text:span><text:span text:style-name="T129"> </text:span><text:span text:style-name="T126">g</text:span><text:span text:style-name="T127">ra</text:span><text:span text:style-name="T126">phi</text:span><text:span text:style-name="T127">c</text:span><text:span text:style-name="T126">s, Mathematics, Logic, Marathon and Trail Ultra running, Hiking, Sailing. <text:line-break/><text:line-break/></text:span><text:span text:style-name="T137">A bit more on current professional interests: </text:span><text:span text:style-name="T138">I specially enjoy taming complexity related to </text:span><text:soft-page-break/><text:span text:style-name="T138">business rules. Unlike natural rules, business rules are made up and often have inherent complexity, coming from the fact that they may not be internally consistent. I enjoy extracting proper underlying domain definitions and reflecting them correctly in code structure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OpenSymbol" svg:font-family="Open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72in" fo:margin-right="0.7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5-04-09T18:11:47.588809000</meta:creation-date>
    <dc:date>2025-07-23T10:06:04.093559000</dc:date>
    <meta:editing-duration>PT2H6M9S</meta:editing-duration>
    <meta:editing-cycles>38</meta:editing-cycles>
    <meta:generator>LibreOffice/25.2.4.3$MacOSX_AARCH64 LibreOffice_project/33e196637044ead23f5c3226cde09b47731f7e27</meta:generator>
    <meta:document-statistic meta:table-count="0" meta:image-count="0" meta:object-count="0" meta:page-count="3" meta:paragraph-count="49" meta:word-count="783" meta:character-count="5394" meta:non-whitespace-character-count="4605"/>
  </office:meta>
</office:document-meta>
</file>